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Droid Sans Fallback2" svg:font-family="'Droid Sans Fallback'" style:font-family-generic="swiss"/>
    <style:font-face style:name="AR PL UMing TW1" svg:font-family="'AR PL UMing TW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  <style:text-properties fo:color="#000000" style:font-name="Times New Roman" fo:font-weight="bold" style:font-name-asian="標楷體" style:font-weight-asian="bold" style:font-name-complex="Times New Roman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Times New Roman" fo:font-weight="bold" style:font-name-asian="標楷體" style:font-weight-asian="bold" style:font-name-complex="Times New Roman" style:font-size-complex="12pt"/>
    </style:style>
    <style:style style:name="P5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2.499cm"/>
        </style:tab-stops>
      </style:paragraph-properties>
      <style:text-properties style:font-name="Times New Roman" style:font-name-asian="標楷體" style:font-name-complex="Times New Roman" style:font-size-complex="12pt"/>
    </style:style>
    <style:style style:name="P6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2.499cm"/>
        </style:tab-stops>
      </style:paragraph-properties>
      <style:text-properties style:font-name="Times New Roman" fo:font-size="12pt" officeooo:paragraph-rsid="0023c205" style:font-name-asian="標楷體" style:font-size-asian="12pt" style:font-name-complex="Times New Roman" style:font-size-complex="12pt"/>
    </style:style>
    <style:style style:name="P7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2.499cm"/>
        </style:tab-stops>
      </style:paragraph-properties>
      <style:text-properties style:font-name="Times New Roman" fo:font-size="12pt" officeooo:rsid="0023c205" officeooo:paragraph-rsid="0023c205" style:font-name-asian="標楷體" style:font-size-asian="12pt" style:font-name-complex="Times New Roman" style:font-size-complex="12pt"/>
    </style:style>
    <style:style style:name="P8" style:family="paragraph" style:parent-style-name="Standard">
      <style:paragraph-properties fo:margin-left="0.499cm" fo:margin-right="0cm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9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</style:style>
    <style:style style:name="P10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  <style:text-properties officeooo:paragraph-rsid="002f4aa5"/>
    </style:style>
    <style:style style:name="P11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  <style:text-properties style:font-name="Times New Roman" fo:font-weight="bold" style:font-name-asian="標楷體" style:font-weight-asian="bold" style:font-name-complex="Times New Roman" style:font-size-complex="12pt"/>
    </style:style>
    <style:style style:name="P12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  <style:text-properties style:font-name="Times New Roman" officeooo:paragraph-rsid="002bb182" style:font-name-asian="標楷體" style:font-name-complex="Times New Roman"/>
    </style:style>
    <style:style style:name="P13" style:family="paragraph" style:parent-style-name="Standard">
      <style:paragraph-properties fo:margin-top="0.318cm" fo:margin-bottom="0.318cm" style:contextual-spacing="false" fo:text-align="justify" style:justify-single-word="false">
        <style:tab-stops>
          <style:tab-stop style:position="1.501cm"/>
        </style:tab-stops>
      </style:paragraph-properties>
      <style:text-properties style:font-name="Times New Roman" fo:font-weight="bold" style:font-name-asian="標楷體" style:font-weight-asian="bold" style:font-name-complex="Times New Roman" style:font-size-complex="12pt"/>
    </style:style>
    <style:style style:name="P14" style:family="paragraph" style:parent-style-name="Standard">
      <style:paragraph-properties fo:margin-left="1.748cm" fo:margin-right="0cm" fo:text-align="justify" style:justify-single-word="false" fo:text-indent="-0.75cm" style:auto-text-indent="false"/>
    </style:style>
    <style:style style:name="P15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officeooo:paragraph-rsid="002bb182"/>
    </style:style>
    <style:style style:name="P16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officeooo:paragraph-rsid="002ccac9"/>
    </style:style>
    <style:style style:name="P17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officeooo:paragraph-rsid="002e3ab3"/>
    </style:style>
    <style:style style:name="P18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fo:color="#000000" style:font-name="Times New Roman" officeooo:rsid="002bb182" officeooo:paragraph-rsid="002bb182" style:font-name-asian="標楷體" style:font-name-complex="Times New Roman" style:font-size-complex="12pt"/>
    </style:style>
    <style:style style:name="P19" style:family="paragraph" style:parent-style-name="Standard">
      <style:paragraph-properties fo:margin-left="1.499cm" fo:margin-right="0cm" fo:text-align="justify" style:justify-single-word="false" fo:text-indent="0cm" style:auto-text-indent="false">
        <style:tab-stops>
          <style:tab-stop style:position="2.251cm"/>
        </style:tab-stops>
      </style:paragraph-properties>
    </style:style>
    <style:style style:name="P20" style:family="paragraph" style:parent-style-name="Standard">
      <style:paragraph-properties fo:margin-left="1.499cm" fo:margin-right="0cm" fo:text-align="justify" style:justify-single-word="false" fo:text-indent="0cm" style:auto-text-indent="false">
        <style:tab-stops>
          <style:tab-stop style:position="2.251cm"/>
        </style:tab-stops>
      </style:paragraph-properties>
      <style:text-properties officeooo:rsid="00263164" officeooo:paragraph-rsid="00263164"/>
    </style:style>
    <style:style style:name="P21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501cm"/>
        </style:tab-stops>
      </style:paragraph-properties>
      <style:text-properties fo:color="#000000" style:font-name="Times New Roman" fo:font-size="14pt" fo:font-weight="bold" style:font-name-asian="標楷體" style:font-size-asian="14pt" style:font-weight-asian="bold" style:font-name-complex="Times New Roman"/>
    </style:style>
    <style:style style:name="T1" style:family="text">
      <style:text-properties fo:color="#000000" style:font-name="Times New Roman" fo:font-weight="bold" style:font-name-asian="標楷體" style:font-weight-asian="bold" style:font-name-complex="Times New Roman"/>
    </style:style>
    <style:style style:name="T2" style:family="text">
      <style:text-properties fo:color="#000000" style:font-name="Times New Roman" fo:font-weight="bold" style:font-name-asian="標楷體" style:font-weight-asian="bold" style:font-name-complex="Times New Roman" style:font-size-complex="12pt"/>
    </style:style>
    <style:style style:name="T3" style:family="text">
      <style:text-properties fo:color="#000000" style:font-name="Times New Roman" fo:font-weight="bold" officeooo:rsid="0026e855" style:font-name-asian="標楷體" style:font-weight-asian="bold" style:font-name-complex="Times New Roman" style:font-size-complex="12pt"/>
    </style:style>
    <style:style style:name="T4" style:family="text">
      <style:text-properties fo:color="#000000" style:font-name="Times New Roman" fo:font-weight="bold" officeooo:rsid="00292ce5" style:font-name-asian="標楷體" style:font-weight-asian="bold" style:font-name-complex="Times New Roman" style:font-size-complex="12pt"/>
    </style:style>
    <style:style style:name="T5" style:family="text">
      <style:text-properties fo:color="#000000" style:font-name="Times New Roman" fo:font-weight="bold" officeooo:rsid="0027b324" style:font-name-asian="標楷體" style:font-weight-asian="bold" style:font-name-complex="Times New Roman" style:font-size-complex="12pt"/>
    </style:style>
    <style:style style:name="T6" style:family="text">
      <style:text-properties fo:color="#000000" style:font-name="Times New Roman" fo:font-weight="bold" officeooo:rsid="002a8a4e" style:font-name-asian="標楷體" style:font-weight-asian="bold" style:font-name-complex="Times New Roman" style:font-size-complex="12pt"/>
    </style:style>
    <style:style style:name="T7" style:family="text">
      <style:text-properties fo:color="#000000" style:font-name="Times New Roman" fo:font-weight="bold" officeooo:rsid="002e3ab3" style:font-name-asian="標楷體" style:font-weight-asian="bold" style:font-name-complex="Times New Roman" style:font-size-complex="12pt"/>
    </style:style>
    <style:style style:name="T8" style:family="text">
      <style:text-properties fo:color="#000000" style:font-name="Times New Roman" fo:font-weight="bold" style:font-name-asian="標楷體" style:language-asian="zh" style:country-asian="HK" style:font-weight-asian="bold" style:font-name-complex="Times New Roman"/>
    </style:style>
    <style:style style:name="T9" style:family="text">
      <style:text-properties fo:color="#000000" style:font-name="Times New Roman" fo:font-style="italic" officeooo:rsid="002461eb" style:font-name-asian="標楷體" style:font-style-asian="italic" style:font-name-complex="Times New Roman"/>
    </style:style>
    <style:style style:name="T10" style:family="text">
      <style:text-properties fo:color="#000000" style:font-name="Times New Roman" style:font-name-asian="標楷體" style:font-name-complex="Times New Roman"/>
    </style:style>
    <style:style style:name="T11" style:family="text">
      <style:text-properties fo:color="#000000" style:font-name="Times New Roman" officeooo:rsid="002bb182" style:font-name-asian="標楷體" style:font-name-complex="Times New Roman" style:font-size-complex="12pt"/>
    </style:style>
    <style:style style:name="T12" style:family="text">
      <style:text-properties fo:color="#000000" style:font-name="Times New Roman" officeooo:rsid="002ccac9" style:font-name-asian="標楷體" style:font-name-complex="Times New Roman" style:font-size-complex="12pt"/>
    </style:style>
    <style:style style:name="T13" style:family="text">
      <style:text-properties fo:color="#000000" style:font-name="Times New Roman" officeooo:rsid="002cfece" style:font-name-asian="標楷體" style:font-name-complex="Times New Roman" style:font-size-complex="12pt"/>
    </style:style>
    <style:style style:name="T14" style:family="text">
      <style:text-properties fo:color="#000000" style:font-name="Times New Roman" officeooo:rsid="00304e4e" style:font-name-asian="標楷體" style:font-name-complex="Times New Roman" style:font-size-complex="12pt"/>
    </style:style>
    <style:style style:name="T15" style:family="text">
      <style:text-properties fo:color="#000000" style:font-name="Times New Roman" officeooo:rsid="001a81db" style:font-name-asian="標楷體" style:font-name-complex="Times New Roman"/>
    </style:style>
    <style:style style:name="T16" style:family="text">
      <style:text-properties fo:color="#000000" style:font-name="Times New Roman" officeooo:rsid="002461eb" style:font-name-asian="標楷體" style:font-name-complex="Times New Roman"/>
    </style:style>
    <style:style style:name="T17" style:family="text">
      <style:text-properties style:font-name="Times New Roman" style:font-name-asian="標楷體" style:font-name-complex="Times New Roman"/>
    </style:style>
    <style:style style:name="T18" style:family="text">
      <style:text-properties style:font-name="Times New Roman" fo:font-weight="bold" style:font-name-asian="標楷體" style:font-weight-asian="bold" style:font-name-complex="Times New Roman" style:font-size-complex="12pt"/>
    </style:style>
    <style:style style:name="T19" style:family="text">
      <style:text-properties style:font-name="Times New Roman" fo:font-weight="bold" officeooo:rsid="0013021a" style:font-name-asian="標楷體" style:font-weight-asian="bold" style:font-name-complex="Times New Roman" style:font-size-complex="12pt"/>
    </style:style>
    <style:style style:name="T20" style:family="text">
      <style:text-properties style:font-name="Times New Roman" fo:font-weight="bold" officeooo:rsid="0015cd8f" style:font-name-asian="標楷體" style:font-weight-asian="bold" style:font-name-complex="Times New Roman" style:font-size-complex="12pt"/>
    </style:style>
    <style:style style:name="T21" style:family="text">
      <style:text-properties style:font-name="Times New Roman" fo:font-weight="bold" officeooo:rsid="0026e855" style:font-name-asian="標楷體" style:font-weight-asian="bold" style:font-name-complex="Times New Roman" style:font-size-complex="12pt"/>
    </style:style>
    <style:style style:name="T22" style:family="text">
      <style:text-properties style:font-name="Times New Roman" fo:font-weight="bold" officeooo:rsid="0027b324" style:font-name-asian="標楷體" style:font-weight-asian="bold" style:font-name-complex="Times New Roman" style:font-size-complex="12pt"/>
    </style:style>
    <style:style style:name="T23" style:family="text">
      <style:text-properties style:font-name="Times New Roman" fo:font-weight="bold" officeooo:rsid="00292ce5" style:font-name-asian="標楷體" style:font-weight-asian="bold" style:font-name-complex="Times New Roman" style:font-size-complex="12pt"/>
    </style:style>
    <style:style style:name="T24" style:family="text">
      <style:text-properties style:font-name="Times New Roman" fo:font-weight="bold" officeooo:rsid="002a8a4e" style:font-name-asian="標楷體" style:font-weight-asian="bold" style:font-name-complex="Times New Roman" style:font-size-complex="12pt"/>
    </style:style>
    <style:style style:name="T25" style:family="text">
      <style:text-properties style:font-name="Times New Roman" fo:font-style="italic" officeooo:rsid="00208592" style:font-name-asian="標楷體" style:font-style-asian="italic" style:font-name-complex="Times New Roman"/>
    </style:style>
    <style:style style:name="T26" style:family="text">
      <style:text-properties style:font-name="Times New Roman" style:font-name-asian="Times New Roman" style:font-name-complex="Times New Roman"/>
    </style:style>
    <style:style style:name="T27" style:family="text">
      <style:text-properties style:font-name="Times New Roman" fo:font-style="normal" officeooo:rsid="002d78ff" style:font-name-asian="標楷體" style:font-style-asian="normal" style:font-name-complex="Times New Roman" style:font-style-complex="normal"/>
    </style:style>
    <style:style style:name="T28" style:family="text">
      <style:text-properties style:font-name="Times New Roman" fo:font-style="normal" officeooo:rsid="002e3ab3" style:font-name-asian="Times New Roman" style:font-style-asian="normal" style:font-name-complex="Times New Roman" style:font-style-complex="normal"/>
    </style:style>
    <style:style style:name="T29" style:family="text">
      <style:text-properties style:font-name="Times New Roman" fo:font-style="normal" fo:font-weight="bold" officeooo:rsid="0026e855" style:font-name-asian="標楷體" style:font-style-asian="normal" style:font-weight-asian="bold" style:font-name-complex="Times New Roman" style:font-size-complex="12pt" style:font-style-complex="normal"/>
    </style:style>
    <style:style style:name="T30" style:family="text">
      <style:text-properties style:font-name="Times New Roman" fo:font-style="normal" fo:font-weight="bold" officeooo:rsid="00292ce5" style:font-name-asian="標楷體" style:font-style-asian="normal" style:font-weight-asian="bold" style:font-name-complex="Times New Roman" style:font-size-complex="12pt" style:font-style-complex="normal"/>
    </style:style>
    <style:style style:name="T31" style:family="text">
      <style:text-properties style:font-name="Times New Roman" fo:font-style="normal" fo:font-weight="bold" officeooo:rsid="0027b324" style:font-name-asian="標楷體" style:font-style-asian="normal" style:font-weight-asian="bold" style:font-name-complex="Times New Roman" style:font-size-complex="12pt" style:font-style-complex="normal"/>
    </style:style>
    <style:style style:name="T32" style:family="text">
      <style:text-properties style:font-name="Times New Roman" fo:font-style="normal" fo:font-weight="bold" officeooo:rsid="002a8a4e" style:font-name-asian="標楷體" style:font-style-asian="normal" style:font-weight-asian="bold" style:font-name-complex="Times New Roman" style:font-size-complex="12pt" style:font-style-complex="normal"/>
    </style:style>
    <style:style style:name="T33" style:family="text">
      <style:text-properties style:font-name="Times New Roman" fo:font-style="normal" fo:font-weight="bold" officeooo:rsid="002f4aa5" style:font-name-asian="標楷體" style:font-style-asian="normal" style:font-weight-asian="bold" style:font-name-complex="Times New Roman" style:font-size-complex="12pt" style:font-style-complex="normal"/>
    </style:style>
    <style:style style:name="T34" style:family="text">
      <style:text-properties officeooo:rsid="0023c2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作業十二挑戰題報告</text:p>
      <text:p text:style-name="P1"><text:span text:style-name="T1">103062224 </text:span><text:span text:style-name="T8">劉哲宇</text:span></text:p>
      <text:p text:style-name="P2"/>
      <text:p text:style-name="P3"><text:span text:style-name="T1">A. </text:span><text:span text:style-name="T2">作法來源</text:span></text:p>
      <text:p text:style-name="P6">2-<text:span text:style-name="T34">way BFS是上課教的，從尾巴做回來只要做一次的想法是由以下網址啟發的</text:span>。</text:p>
      <text:p text:style-name="P7">http://blog.csdn.net/shuangde800/article/details/7785984 </text:p>
      <text:p text:style-name="P5"/>
      <text:p text:style-name="P4">B. 說明是否有參考它人程式碼?</text:p>
      <text:p text:style-name="P5">無。</text:p>
      <text:p text:style-name="P13">C. 時間分析</text:p>
      <text:p text:style-name="P8"><text:span text:style-name="T1">0. </text:span><text:span text:style-name="T2">符號定義</text:span></text:p>
      <text:p text:style-name="P19"><text:span text:style-name="T9">S</text:span><text:span text:style-name="T10">: </text:span><text:span text:style-name="T16">需要走幾步，最高為16</text:span><text:span text:style-name="T15">。</text:span></text:p>
      <text:p text:style-name="P20"><text:span text:style-name="T15">V: </text:span><text:span text:style-name="T10">BFS時會拜訪的點，最高為 4^(S/2)</text:span></text:p>
      <text:p text:style-name="P9"><text:span text:style-name="T18">1(a) 計算量: <text:s/></text:span><text:span text:style-name="T19">O( </text:span><text:span text:style-name="T21">V * </text:span><text:span text:style-name="T23">(</text:span><text:span text:style-name="T21">log_2(V) * </text:span><text:span text:style-name="T23">2)</text:span><text:span text:style-name="T21"> + </text:span><text:span text:style-name="T22">V * </text:span><text:span text:style-name="T24">( 2 *</text:span><text:span text:style-name="T22"> log_2(V) </text:span><text:span text:style-name="T24">)</text:span><text:span text:style-name="T22"> * log_2(V) </text:span><text:span text:style-name="T20">)</text:span></text:p>
      <text:p text:style-name="P11">1(b) 簡單說明</text:p>
      <text:p text:style-name="P14"><text:span text:style-name="T17">*<text:tab/></text:span><text:span text:style-name="T11">核心精神是2-way BFS。</text:span></text:p>
      <text:p text:style-name="P14"><text:span text:style-name="T11">*<text:tab/>一個</text:span><text:span text:style-name="T12">state 紀錄著移動了幾步、移動的整個過程、現在的轉盤排列方式。『重複的state』代表兩state的轉盤排列方式相同。</text:span></text:p>
      <text:p text:style-name="P18">*<text:tab/>由於終點是固定的，因此從終點做完回來的BFS只要做一次就好。</text:p>
      <text:p text:style-name="P15"><text:span text:style-name="T11">*<text:tab/>因為同一個方向重複做相同的</text:span><text:span text:style-name="T12">state</text:span><text:span text:style-name="T11">很浪費時間，</text:span><text:span text:style-name="T12">且不能用STL，</text:span><text:span text:style-name="T11">所以我手刻了一個</text:span><text:span text:style-name="T12">binary search tree (BST)</text:span><text:span text:style-name="T13">來存state</text:span><text:span text:style-name="T12">，可以用log2的時間找到是否有重複，也可以順便用來找答案。</text:span></text:p>
      <text:p text:style-name="P16"><text:span text:style-name="T12">*<text:tab/>一開始先從終點做回來一次BFS，每次從BFS queue挖state出來後產生新的state，先丟進從終點的BST看看有沒有重複，若有則捨棄，若無則加入BST中</text:span><text:span text:style-name="T14">，作到步數超過8時停止</text:span><text:span text:style-name="T12">。最慘 O(</text:span><text:span text:style-name="T3">V * </text:span><text:span text:style-name="T4">(</text:span><text:span text:style-name="T3">log_2(V) * </text:span><text:span text:style-name="T4">2)</text:span><text:span text:style-name="T12">)</text:span></text:p>
      <text:p text:style-name="P17"><text:span text:style-name="T12">*<text:tab/>讀進input之後從起點做也是一樣的流程，不過是放在從起點出發的BST中，並且每次從BFS queue挖出</text:span><text:span text:style-name="T13">state後，會去從終點出發的BST中尋找重複，若有就代表這個從起點出發的state跟某個從終點出發的state重複了，表示找到答案：</text:span><text:span text:style-name="T5">V * </text:span><text:span text:style-name="T6">(</text:span><text:span text:style-name="T5"> log_2(V) * </text:span><text:span text:style-name="T7">2</text:span><text:span text:style-name="T5"> </text:span><text:span text:style-name="T6">)</text:span><text:span text:style-name="T5"> * log_2(V)</text:span></text:p>
      <text:p text:style-name="P16"><text:span text:style-name="T13">*<text:tab/>若找到答案，透過這兩個state輸出答案。若整個從起點出發的BFS，一直到搜索的移動步數超過8都沒找到答案，則代表無法在16步內解決，則輸出 “</text:span>NO SOLUTION WAS FOUND IN 16 STEPS” 。</text:p>
      <text:p text:style-name="P11">2.<text:tab/>驗證計算量</text:p>
      <text:p text:style-name="P9"><text:span text:style-name="T17">由程式跑出的結果顯示，扣掉重複的步驟後</text:span><text:span text:style-name="T26"> </text:span><text:span text:style-name="T25">V </text:span><text:span text:style-name="T27">最高不超過 10^4</text:span><text:span text:style-name="T28">，即以 10^4計算：</text:span></text:p>
      <text:p text:style-name="P10"><text:span text:style-name="T28"><text:tab/></text:span><text:span text:style-name="T29">V * </text:span><text:span text:style-name="T30">(</text:span><text:span text:style-name="T29">log_2(V) * </text:span><text:span text:style-name="T30">2)</text:span><text:span text:style-name="T29"> + </text:span><text:span text:style-name="T31">V * </text:span><text:span text:style-name="T32">( 2 *</text:span><text:span text:style-name="T31"> log_2(V) </text:span><text:span text:style-name="T32">)</text:span><text:span text:style-name="T31"> * log_2(V) ≒ </text:span><text:span text:style-name="T33">3.8 * 10^6</text:span></text:p>
      <text:p text:style-name="P1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" svg:font-family="標楷體" style:font-family-generic="script"/>
    <style:font-face style:name="Droid Sans Fallback2" svg:font-family="'Droid Sans Fallback'" style:font-family-generic="swiss"/>
    <style:font-face style:name="AR PL UMing TW1" svg:font-family="'AR PL UMing TW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 PL UMing TW1" style:font-family-asian="'AR PL UMing TW'" style:font-pitch-asian="variable" style:font-size-asian="12pt" style:language-asian="zh" style:country-asian="TW" style:font-name-complex="Droid Sans Fallback1" style:font-family-complex="'Droid Sans Fallback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Droid Sans Fallback1" style:font-family-complex="'Droid Sans Fallback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Droid Sans Fallback2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2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Fallback2" style:font-family-complex="'Droid Sans Fallback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3:51:53.396429700</meta:creation-date>
    <meta:editing-duration>P11DT19H35M16S</meta:editing-duration>
    <dc:date>2016-06-11T04:03:29.392099432</dc:date>
    <meta:generator>LibreOffice/4.2.8.2$Linux_X86_64 LibreOffice_project/420m0$Build-2</meta:generator>
    <meta:editing-cycles>34</meta:editing-cycles>
    <meta:document-statistic meta:table-count="0" meta:image-count="0" meta:object-count="0" meta:page-count="1" meta:paragraph-count="24" meta:word-count="599" meta:character-count="990" meta:non-whitespace-character-count="899"/>
  </office:meta>
</office:document-meta>
</file>